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2.1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row table:style-name="ro1">
          <table:table-cell office:value-type="string" calcext:value-type="string">
            <text:p>Raw Data below</text:p>
          </table:table-cell>
          <table:table-cell table:number-columns-repeated="13"/>
        </table:table-row>
        <table:table-row table:style-name="ro1"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lng</text:p>
          </table:table-cell>
          <table:table-cell table:style-name="ce1" office:value-type="string" calcext:value-type="string">
            <text:p>lat</text:p>
          </table:table-cell>
          <table:table-cell table:style-name="ce1" office:value-type="string" calcext:value-type="string">
            <text:p>zoom</text:p>
          </table:table-cell>
          <table:table-cell table:style-name="ce1" office:value-type="string" calcext:value-type="string">
            <text:p>width</text:p>
          </table:table-cell>
          <table:table-cell table:style-name="ce1" office:value-type="string" calcext:value-type="string">
            <text:p>he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onArboretum.jpg</text:p>
          </table:table-cell>
          <table:table-cell office:value-type="float" office:value="-71.43315" calcext:value-type="float">
            <text:p>-71.43315</text:p>
          </table:table-cell>
          <table:table-cell office:value-type="float" office:value="42.47993" calcext:value-type="float">
            <text:p>42.47993</text:p>
          </table:table-cell>
          <table:table-cell office:value-type="float" office:value="15.3" calcext:value-type="float">
            <text:p>15.3</text:p>
          </table:table-cell>
          <table:table-cell office:value-type="float" office:value="650" calcext:value-type="float">
            <text:p>65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ctonCanoeLaunch.jpg</text:p>
          </table:table-cell>
          <table:table-cell office:value-type="float" office:value="-71.42929" calcext:value-type="float">
            <text:p>-71.42929</text:p>
          </table:table-cell>
          <table:table-cell office:value-type="float" office:value="42.43993" calcext:value-type="float">
            <text:p>42.43993</text:p>
          </table:table-cell>
          <table:table-cell office:value-type="float" office:value="16.9" calcext:value-type="float">
            <text:p>16.9</text:p>
          </table:table-cell>
          <table:table-cell office:value-type="float" office:value="780" calcext:value-type="float">
            <text:p>78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ulette.jpg</text:p>
          </table:table-cell>
          <table:table-cell office:value-type="float" office:value="-71.46301" calcext:value-type="float">
            <text:p>-71.46301</text:p>
          </table:table-cell>
          <table:table-cell office:value-type="float" office:value="42.49532" calcext:value-type="float">
            <text:p>42.49532</text:p>
          </table:table-cell>
          <table:table-cell office:value-type="float" office:value="15.2" calcext:value-type="float">
            <text:p>15.2</text:p>
          </table:table-cell>
          <table:table-cell office:value-type="float" office:value="778" calcext:value-type="float">
            <text:p>778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ampActon.jpg</text:p>
          </table:table-cell>
          <table:table-cell office:value-type="float" office:value="-71.39385" calcext:value-type="float">
            <text:p>-71.39385</text:p>
          </table:table-cell>
          <table:table-cell office:value-type="float" office:value="42.5034" calcext:value-type="float">
            <text:p>42.5034</text:p>
          </table:table-cell>
          <table:table-cell office:value-type="float" office:value="15.6" calcext:value-type="float">
            <text:p>15.6</text:p>
          </table:table-cell>
          <table:table-cell office:value-type="float" office:value="1000" calcext:value-type="float">
            <text:p>10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assyPond.jpg</text:p>
          </table:table-cell>
          <table:table-cell office:value-type="float" office:value="-71.44667" calcext:value-type="float">
            <text:p>-71.44667</text:p>
          </table:table-cell>
          <table:table-cell office:value-type="float" office:value="42.49986" calcext:value-type="float">
            <text:p>42.49986</text:p>
          </table:table-cell>
          <table:table-cell office:value-type="float" office:value="15.2" calcext:value-type="float">
            <text:p>15.2</text:p>
          </table:table-cell>
          <table:table-cell office:value-type="float" office:value="778" calcext:value-type="float">
            <text:p>778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reatHill.jpg</text:p>
          </table:table-cell>
          <table:table-cell office:value-type="float" office:value="-71.44969" calcext:value-type="float">
            <text:p>-71.44969</text:p>
          </table:table-cell>
          <table:table-cell office:value-type="float" office:value="42.46779" calcext:value-type="float">
            <text:p>42.46779</text:p>
          </table:table-cell>
          <table:table-cell office:value-type="float" office:value="14.3" calcext:value-type="float">
            <text:p>14.3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uggins.jpg</text:p>
          </table:table-cell>
          <table:table-cell office:value-type="float" office:value="-71.48206" calcext:value-type="float">
            <text:p>-71.48206</text:p>
          </table:table-cell>
          <table:table-cell office:value-type="float" office:value="42.48093" calcext:value-type="float">
            <text:p>42.48093</text:p>
          </table:table-cell>
          <table:table-cell office:value-type="float" office:value="15.2" calcext:value-type="float">
            <text:p>15.2</text:p>
          </table:table-cell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eathHen.jpg</text:p>
          </table:table-cell>
          <table:table-cell office:value-type="float" office:value="-71.47446" calcext:value-type="float">
            <text:p>-71.47446</text:p>
          </table:table-cell>
          <table:table-cell office:value-type="float" office:value="42.46192" calcext:value-type="float">
            <text:p>42.46192</text:p>
          </table:table-cell>
          <table:table-cell office:value-type="float" office:value="14.1" calcext:value-type="float">
            <text:p>14.1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ks.jpg</text:p>
          </table:table-cell>
          <table:table-cell office:value-type="float" office:value="-71.48083" calcext:value-type="float">
            <text:p>-71.48083</text:p>
          </table:table-cell>
          <table:table-cell office:value-type="float" office:value="42.48801" calcext:value-type="float">
            <text:p>42.48801</text:p>
          </table:table-cell>
          <table:table-cell office:value-type="float" office:value="15.6" calcext:value-type="float">
            <text:p>15.6</text:p>
          </table:table-cell>
          <table:table-cell office:value-type="float" office:value="480" calcext:value-type="float">
            <text:p>48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gogHill.jpg</text:p>
          </table:table-cell>
          <table:table-cell office:value-type="float" office:value="-71.43562" calcext:value-type="float">
            <text:p>-71.43562</text:p>
          </table:table-cell>
          <table:table-cell office:value-type="float" office:value="42.50331" calcext:value-type="float">
            <text:p>42.50331</text:p>
          </table:table-cell>
          <table:table-cell office:value-type="float" office:value="14.5" calcext:value-type="float">
            <text:p>14.5</text:p>
          </table:table-cell>
          <table:table-cell office:value-type="float" office:value="460" calcext:value-type="float">
            <text:p>46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ashobaBrook.jpg</text:p>
          </table:table-cell>
          <table:table-cell office:value-type="float" office:value="-71.40899" calcext:value-type="float">
            <text:p>-71.40899</text:p>
          </table:table-cell>
          <table:table-cell office:value-type="float" office:value="42.50824" calcext:value-type="float">
            <text:p>42.50824</text:p>
          </table:table-cell>
          <table:table-cell office:value-type="float" office:value="14.5" calcext:value-type="float">
            <text:p>14.5</text:p>
          </table:table-cell>
          <table:table-cell office:value-type="float" office:value="474" calcext:value-type="float">
            <text:p>474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y.jpg</text:p>
          </table:table-cell>
          <table:table-cell office:value-type="float" office:value="-71.46149" calcext:value-type="float">
            <text:p>-71.46149</text:p>
          </table:table-cell>
          <table:table-cell office:value-type="float" office:value="42.46528" calcext:value-type="float">
            <text:p>42.46528</text:p>
          </table:table-cell>
          <table:table-cell office:value-type="float" office:value="15.6" calcext:value-type="float">
            <text:p>15.6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rattsbrook.jpg</text:p>
          </table:table-cell>
          <table:table-cell office:value-type="float" office:value="-71.44035" calcext:value-type="float">
            <text:p>-71.44035</text:p>
          </table:table-cell>
          <table:table-cell office:value-type="float" office:value="42.45481" calcext:value-type="float">
            <text:p>42.45481</text:p>
          </table:table-cell>
          <table:table-cell office:value-type="float" office:value="15.6" calcext:value-type="float">
            <text:p>15.6</text:p>
          </table:table-cell>
          <table:table-cell office:value-type="float" office:value="760" calcext:value-type="float">
            <text:p>76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obbinsMill.jpg</text:p>
          </table:table-cell>
          <table:table-cell office:value-type="float" office:value="-71.39793" calcext:value-type="float">
            <text:p>-71.39793</text:p>
          </table:table-cell>
          <table:table-cell office:value-type="float" office:value="42.5135" calcext:value-type="float">
            <text:p>42.5135</text:p>
          </table:table-cell>
          <table:table-cell office:value-type="float" office:value="14.4" calcext:value-type="float">
            <text:p>14.4</text:p>
          </table:table-cell>
          <table:table-cell office:value-type="float" office:value="540" calcext:value-type="float">
            <text:p>54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ingHill.jpg</text:p>
          </table:table-cell>
          <table:table-cell office:value-type="float" office:value="-71.40252" calcext:value-type="float">
            <text:p>-71.40252</text:p>
          </table:table-cell>
          <table:table-cell office:value-type="float" office:value="42.50172" calcext:value-type="float">
            <text:p>42.50172</text:p>
          </table:table-cell>
          <table:table-cell office:value-type="float" office:value="14.1" calcext:value-type="float">
            <text:p>14.1</text:p>
          </table:table-cell>
          <table:table-cell office:value-type="float" office:value="370" calcext:value-type="float">
            <text:p>37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oneymeade.jpg</text:p>
          </table:table-cell>
          <table:table-cell office:value-type="float" office:value="-71.4016" calcext:value-type="float">
            <text:p>-71.4016</text:p>
          </table:table-cell>
          <table:table-cell office:value-type="float" office:value="42.48533" calcext:value-type="float">
            <text:p>42.48533</text:p>
          </table:table-cell>
          <table:table-cell office:value-type="float" office:value="15.1" calcext:value-type="float">
            <text:p>15.1</text:p>
          </table:table-cell>
          <table:table-cell office:value-type="float" office:value="440" calcext:value-type="float">
            <text:p>44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therbee.jpg</text:p>
          </table:table-cell>
          <table:table-cell office:value-type="float" office:value="-71.41679" calcext:value-type="float">
            <text:p>-71.41679</text:p>
          </table:table-cell>
          <table:table-cell office:value-type="float" office:value="42.47273" calcext:value-type="float">
            <text:p>42.47273</text:p>
          </table:table-cell>
          <table:table-cell office:value-type="float" office:value="15.6" calcext:value-type="float">
            <text:p>15.6</text:p>
          </table:table-cell>
          <table:table-cell office:value-type="float" office:value="820" calcext:value-type="float">
            <text:p>820</text:p>
          </table:table-cell>
          <table:table-cell office:value-type="float" office:value="600" calcext:value-type="float">
            <text:p>600</text:p>
          </table:table-cell>
          <table:table-cell table:number-columns-repeated="6"/>
          <table:table-cell table:formula="of:=[.C23]+[.N19]" office:value-type="float" office:value="42.4826421612904" calcext:value-type="float">
            <text:p>42.4826421613</text:p>
          </table:table-cell>
          <table:table-cell table:formula="of:=0.001*((2556-2236)/31)" office:value-type="float" office:value="0.0103225806451613" calcext:value-type="float">
            <text:p>0.0103225806</text:p>
          </table:table-cell>
        </table:table-row>
        <table:table-row table:style-name="ro1">
          <table:table-cell office:value-type="string" calcext:value-type="string">
            <text:p>WillsHole.jpg</text:p>
          </table:table-cell>
          <table:table-cell office:value-type="float" office:value="-71.4196" calcext:value-type="float">
            <text:p>-71.4196</text:p>
          </table:table-cell>
          <table:table-cell office:value-type="float" office:value="42.51762" calcext:value-type="float">
            <text:p>42.51762</text:p>
          </table:table-cell>
          <table:table-cell office:value-type="float" office:value="14.5" calcext:value-type="float">
            <text:p>14.5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rightHill.jpg</text:p>
          </table:table-cell>
          <table:table-cell office:value-type="float" office:value="-71.4779" calcext:value-type="float">
            <text:p>-71.4779</text:p>
          </table:table-cell>
          <table:table-cell office:value-type="float" office:value="42.47897" calcext:value-type="float">
            <text:p>42.47897</text:p>
          </table:table-cell>
          <table:table-cell office:value-type="float" office:value="16.1" calcext:value-type="float">
            <text:p>16.1</text:p>
          </table:table-cell>
          <table:table-cell office:value-type="float" office:value="400" calcext:value-type="float">
            <text:p>400</text:p>
          </table:table-cell>
          <table:table-cell office:value-type="float" office:value="600" calcext:value-type="float">
            <text:p>6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wnNE.jpg</text:p>
          </table:table-cell>
          <table:table-cell office:value-type="float" office:value="-71.434487" calcext:value-type="float">
            <text:p>-71.434487</text:p>
          </table:table-cell>
          <table:table-cell office:value-type="float" office:value="42.501107" calcext:value-type="float">
            <text:p>42.50110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80" calcext:value-type="float">
            <text:p>1280</text:p>
          </table:table-cell>
          <table:table-cell/>
          <table:table-cell table:formula="of:=[.B22]-[.B6]+[.B8]" office:value-type="float" office:value="-71.490327" calcext:value-type="float">
            <text:p>-71.490327</text:p>
          </table:table-cell>
          <table:table-cell table:formula="of:=[.C22]-[.C6]+[.C8]" office:value-type="float" office:value="42.465497" calcext:value-type="float">
            <text:p>42.46549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wnSW.jpg</text:p>
          </table:table-cell>
          <table:table-cell office:value-type="float" office:value="-71.450327" calcext:value-type="float">
            <text:p>-71.450327</text:p>
          </table:table-cell>
          <table:table-cell office:value-type="float" office:value="42.4723195806452" calcext:value-type="float">
            <text:p>42.472319580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80" calcext:value-type="float">
            <text:p>1280</text:p>
          </table:table-cell>
          <table:table-cell/>
          <table:table-cell table:formula="of:=[.B23]+0.001*200/25" office:value-type="float" office:value="-71.442327" calcext:value-type="float">
            <text:p>-71.442327</text:p>
          </table:table-cell>
          <table:table-cell table:number-columns-repeated="6"/>
        </table:table-row>
        <table:table-row table:style-name="ro1">
          <table:table-cell/>
          <table:table-cell table:formula="of:=0.001*300/25" office:value-type="float" office:value="0.012" calcext:value-type="float">
            <text:p>0.012</text:p>
          </table:table-cell>
          <table:table-cell office:value-type="float" office:value="0.0035" calcext:value-type="float">
            <text:p>0.0035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Calculated strings below. These belong in a shell file. 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formula="of:=&quot;wget -O - https://api.mapbox.com/styles/v1/jimsg/civ17sdex00l02io48dp99x1m/static/&quot;&amp;[.B3]&amp;&quot;,&quot;&amp;[.C3]&amp;&quot;,&quot;&amp;[.D3]&amp;&quot;,0,0/&quot;&amp;[.E3]&amp;&quot;x&quot;&amp;[.F3]&amp;&quot;@2x?access_token=pk.eyJ1Ijoiamltc2ciLCJhIjoiNDhhdHdCZyJ9.ZV92MDJEE14leO3JMm89Yw &gt;&quot;&amp;[.A3]" office:value-type="string" office:string-value="wget -O - https://api.mapbox.com/styles/v1/jimsg/civ17sdex00l02io48dp99x1m/static/-71.43315,42.47993,15.3,0,0/650x600@2x?access_token=pk.eyJ1Ijoiamltc2ciLCJhIjoiNDhhdHdCZyJ9.ZV92MDJEE14leO3JMm89Yw &gt;ActonArboretum.jpg" calcext:value-type="string">
            <text:p>wget -O - https://api.mapbox.com/styles/v1/jimsg/civ17sdex00l02io48dp99x1m/static/-71.43315,42.47993,15.3,0,0/650x600@2x?access_token=pk.eyJ1Ijoiamltc2ciLCJhIjoiNDhhdHdCZyJ9.ZV92MDJEE14leO3JMm89Yw &gt;ActonArboretum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4]&amp;&quot;,&quot;&amp;[.C4]&amp;&quot;,&quot;&amp;[.D4]&amp;&quot;,0,0/&quot;&amp;[.E4]&amp;&quot;x&quot;&amp;[.F4]&amp;&quot;@2x?access_token=pk.eyJ1Ijoiamltc2ciLCJhIjoiNDhhdHdCZyJ9.ZV92MDJEE14leO3JMm89Yw &gt;&quot;&amp;[.A4]" office:value-type="string" office:string-value="wget -O - https://api.mapbox.com/styles/v1/jimsg/civ17sdex00l02io48dp99x1m/static/-71.42929,42.43993,16.9,0,0/780x600@2x?access_token=pk.eyJ1Ijoiamltc2ciLCJhIjoiNDhhdHdCZyJ9.ZV92MDJEE14leO3JMm89Yw &gt;ActonCanoeLaunch.jpg" calcext:value-type="string">
            <text:p>wget -O - https://api.mapbox.com/styles/v1/jimsg/civ17sdex00l02io48dp99x1m/static/-71.42929,42.43993,16.9,0,0/780x600@2x?access_token=pk.eyJ1Ijoiamltc2ciLCJhIjoiNDhhdHdCZyJ9.ZV92MDJEE14leO3JMm89Yw &gt;ActonCanoeLaunch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5]&amp;&quot;,&quot;&amp;[.C5]&amp;&quot;,&quot;&amp;[.D5]&amp;&quot;,0,0/&quot;&amp;[.E5]&amp;&quot;x&quot;&amp;[.F5]&amp;&quot;@2x?access_token=pk.eyJ1Ijoiamltc2ciLCJhIjoiNDhhdHdCZyJ9.ZV92MDJEE14leO3JMm89Yw &gt;&quot;&amp;[.A5]" office:value-type="string" office:string-value="wget -O - https://api.mapbox.com/styles/v1/jimsg/civ17sdex00l02io48dp99x1m/static/-71.46301,42.49532,15.2,0,0/778x600@2x?access_token=pk.eyJ1Ijoiamltc2ciLCJhIjoiNDhhdHdCZyJ9.ZV92MDJEE14leO3JMm89Yw &gt;Bulette.jpg" calcext:value-type="string">
            <text:p>wget -O - https://api.mapbox.com/styles/v1/jimsg/civ17sdex00l02io48dp99x1m/static/-71.46301,42.49532,15.2,0,0/778x600@2x?access_token=pk.eyJ1Ijoiamltc2ciLCJhIjoiNDhhdHdCZyJ9.ZV92MDJEE14leO3JMm89Yw &gt;Bulett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6]&amp;&quot;,&quot;&amp;[.C6]&amp;&quot;,&quot;&amp;[.D6]&amp;&quot;,0,0/&quot;&amp;[.E6]&amp;&quot;x&quot;&amp;[.F6]&amp;&quot;@2x?access_token=pk.eyJ1Ijoiamltc2ciLCJhIjoiNDhhdHdCZyJ9.ZV92MDJEE14leO3JMm89Yw &gt;&quot;&amp;[.A6]" office:value-type="string" office:string-value="wget -O - https://api.mapbox.com/styles/v1/jimsg/civ17sdex00l02io48dp99x1m/static/-71.39385,42.5034,15.6,0,0/1000x600@2x?access_token=pk.eyJ1Ijoiamltc2ciLCJhIjoiNDhhdHdCZyJ9.ZV92MDJEE14leO3JMm89Yw &gt;CampActon.jpg" calcext:value-type="string">
            <text:p>wget -O - https://api.mapbox.com/styles/v1/jimsg/civ17sdex00l02io48dp99x1m/static/-71.39385,42.5034,15.6,0,0/1000x600@2x?access_token=pk.eyJ1Ijoiamltc2ciLCJhIjoiNDhhdHdCZyJ9.ZV92MDJEE14leO3JMm89Yw &gt;CampActon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7]&amp;&quot;,&quot;&amp;[.C7]&amp;&quot;,&quot;&amp;[.D7]&amp;&quot;,0,0/&quot;&amp;[.E7]&amp;&quot;x&quot;&amp;[.F7]&amp;&quot;@2x?access_token=pk.eyJ1Ijoiamltc2ciLCJhIjoiNDhhdHdCZyJ9.ZV92MDJEE14leO3JMm89Yw &gt;&quot;&amp;[.A7]" office:value-type="string" office:string-value="wget -O - https://api.mapbox.com/styles/v1/jimsg/civ17sdex00l02io48dp99x1m/static/-71.44667,42.49986,15.2,0,0/778x600@2x?access_token=pk.eyJ1Ijoiamltc2ciLCJhIjoiNDhhdHdCZyJ9.ZV92MDJEE14leO3JMm89Yw &gt;GrassyPond.jpg" calcext:value-type="string">
            <text:p>wget -O - https://api.mapbox.com/styles/v1/jimsg/civ17sdex00l02io48dp99x1m/static/-71.44667,42.49986,15.2,0,0/778x600@2x?access_token=pk.eyJ1Ijoiamltc2ciLCJhIjoiNDhhdHdCZyJ9.ZV92MDJEE14leO3JMm89Yw &gt;GrassyPond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8]&amp;&quot;,&quot;&amp;[.C8]&amp;&quot;,&quot;&amp;[.D8]&amp;&quot;,0,0/&quot;&amp;[.E8]&amp;&quot;x&quot;&amp;[.F8]&amp;&quot;@2x?access_token=pk.eyJ1Ijoiamltc2ciLCJhIjoiNDhhdHdCZyJ9.ZV92MDJEE14leO3JMm89Yw &gt;&quot;&amp;[.A8]" office:value-type="string" office:string-value="wget -O - https://api.mapbox.com/styles/v1/jimsg/civ17sdex00l02io48dp99x1m/static/-71.44969,42.46779,14.3,0,0/440x600@2x?access_token=pk.eyJ1Ijoiamltc2ciLCJhIjoiNDhhdHdCZyJ9.ZV92MDJEE14leO3JMm89Yw &gt;GreatHill.jpg" calcext:value-type="string">
            <text:p>wget -O - https://api.mapbox.com/styles/v1/jimsg/civ17sdex00l02io48dp99x1m/static/-71.44969,42.46779,14.3,0,0/440x600@2x?access_token=pk.eyJ1Ijoiamltc2ciLCJhIjoiNDhhdHdCZyJ9.ZV92MDJEE14leO3JMm89Yw &gt;Great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9]&amp;&quot;,&quot;&amp;[.C9]&amp;&quot;,&quot;&amp;[.D9]&amp;&quot;,0,0/&quot;&amp;[.E9]&amp;&quot;x&quot;&amp;[.F9]&amp;&quot;@2x?access_token=pk.eyJ1Ijoiamltc2ciLCJhIjoiNDhhdHdCZyJ9.ZV92MDJEE14leO3JMm89Yw &gt;&quot;&amp;[.A9]" office:value-type="string" office:string-value="wget -O - https://api.mapbox.com/styles/v1/jimsg/civ17sdex00l02io48dp99x1m/static/-71.48206,42.48093,15.2,0,0/500x600@2x?access_token=pk.eyJ1Ijoiamltc2ciLCJhIjoiNDhhdHdCZyJ9.ZV92MDJEE14leO3JMm89Yw &gt;Guggins.jpg" calcext:value-type="string">
            <text:p>wget -O - https://api.mapbox.com/styles/v1/jimsg/civ17sdex00l02io48dp99x1m/static/-71.48206,42.48093,15.2,0,0/500x600@2x?access_token=pk.eyJ1Ijoiamltc2ciLCJhIjoiNDhhdHdCZyJ9.ZV92MDJEE14leO3JMm89Yw &gt;Guggins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0]&amp;&quot;,&quot;&amp;[.C10]&amp;&quot;,&quot;&amp;[.D10]&amp;&quot;,0,0/&quot;&amp;[.E10]&amp;&quot;x&quot;&amp;[.F10]&amp;&quot;@2x?access_token=pk.eyJ1Ijoiamltc2ciLCJhIjoiNDhhdHdCZyJ9.ZV92MDJEE14leO3JMm89Yw &gt;&quot;&amp;[.A10]" office:value-type="string" office:string-value="wget -O - https://api.mapbox.com/styles/v1/jimsg/civ17sdex00l02io48dp99x1m/static/-71.47446,42.46192,14.1,0,0/300x600@2x?access_token=pk.eyJ1Ijoiamltc2ciLCJhIjoiNDhhdHdCZyJ9.ZV92MDJEE14leO3JMm89Yw &gt;HeathHen.jpg" calcext:value-type="string">
            <text:p>wget -O - https://api.mapbox.com/styles/v1/jimsg/civ17sdex00l02io48dp99x1m/static/-71.47446,42.46192,14.1,0,0/300x600@2x?access_token=pk.eyJ1Ijoiamltc2ciLCJhIjoiNDhhdHdCZyJ9.ZV92MDJEE14leO3JMm89Yw &gt;HeathHen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1]&amp;&quot;,&quot;&amp;[.C11]&amp;&quot;,&quot;&amp;[.D11]&amp;&quot;,0,0/&quot;&amp;[.E11]&amp;&quot;x&quot;&amp;[.F11]&amp;&quot;@2x?access_token=pk.eyJ1Ijoiamltc2ciLCJhIjoiNDhhdHdCZyJ9.ZV92MDJEE14leO3JMm89Yw &gt;&quot;&amp;[.A11]" office:value-type="string" office:string-value="wget -O - https://api.mapbox.com/styles/v1/jimsg/civ17sdex00l02io48dp99x1m/static/-71.48083,42.48801,15.6,0,0/480x600@2x?access_token=pk.eyJ1Ijoiamltc2ciLCJhIjoiNDhhdHdCZyJ9.ZV92MDJEE14leO3JMm89Yw &gt;Jenks.jpg" calcext:value-type="string">
            <text:p>wget -O - https://api.mapbox.com/styles/v1/jimsg/civ17sdex00l02io48dp99x1m/static/-71.48083,42.48801,15.6,0,0/480x600@2x?access_token=pk.eyJ1Ijoiamltc2ciLCJhIjoiNDhhdHdCZyJ9.ZV92MDJEE14leO3JMm89Yw &gt;Jenks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2]&amp;&quot;,&quot;&amp;[.C12]&amp;&quot;,&quot;&amp;[.D12]&amp;&quot;,0,0/&quot;&amp;[.E12]&amp;&quot;x&quot;&amp;[.F12]&amp;&quot;@2x?access_token=pk.eyJ1Ijoiamltc2ciLCJhIjoiNDhhdHdCZyJ9.ZV92MDJEE14leO3JMm89Yw &gt;&quot;&amp;[.A12]" office:value-type="string" office:string-value="wget -O - https://api.mapbox.com/styles/v1/jimsg/civ17sdex00l02io48dp99x1m/static/-71.43562,42.50331,14.5,0,0/460x600@2x?access_token=pk.eyJ1Ijoiamltc2ciLCJhIjoiNDhhdHdCZyJ9.ZV92MDJEE14leO3JMm89Yw &gt;NagogHill.jpg" calcext:value-type="string">
            <text:p>wget -O - https://api.mapbox.com/styles/v1/jimsg/civ17sdex00l02io48dp99x1m/static/-71.43562,42.50331,14.5,0,0/460x600@2x?access_token=pk.eyJ1Ijoiamltc2ciLCJhIjoiNDhhdHdCZyJ9.ZV92MDJEE14leO3JMm89Yw &gt;Nagog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3]&amp;&quot;,&quot;&amp;[.C13]&amp;&quot;,&quot;&amp;[.D13]&amp;&quot;,0,0/&quot;&amp;[.E13]&amp;&quot;x&quot;&amp;[.F13]&amp;&quot;@2x?access_token=pk.eyJ1Ijoiamltc2ciLCJhIjoiNDhhdHdCZyJ9.ZV92MDJEE14leO3JMm89Yw &gt;&quot;&amp;[.A13]" office:value-type="string" office:string-value="wget -O - https://api.mapbox.com/styles/v1/jimsg/civ17sdex00l02io48dp99x1m/static/-71.40899,42.50824,14.5,0,0/474x600@2x?access_token=pk.eyJ1Ijoiamltc2ciLCJhIjoiNDhhdHdCZyJ9.ZV92MDJEE14leO3JMm89Yw &gt;NashobaBrook.jpg" calcext:value-type="string">
            <text:p>wget -O - https://api.mapbox.com/styles/v1/jimsg/civ17sdex00l02io48dp99x1m/static/-71.40899,42.50824,14.5,0,0/474x600@2x?access_token=pk.eyJ1Ijoiamltc2ciLCJhIjoiNDhhdHdCZyJ9.ZV92MDJEE14leO3JMm89Yw &gt;NashobaBrook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4]&amp;&quot;,&quot;&amp;[.C14]&amp;&quot;,&quot;&amp;[.D14]&amp;&quot;,0,0/&quot;&amp;[.E14]&amp;&quot;x&quot;&amp;[.F14]&amp;&quot;@2x?access_token=pk.eyJ1Ijoiamltc2ciLCJhIjoiNDhhdHdCZyJ9.ZV92MDJEE14leO3JMm89Yw &gt;&quot;&amp;[.A14]" office:value-type="string" office:string-value="wget -O - https://api.mapbox.com/styles/v1/jimsg/civ17sdex00l02io48dp99x1m/static/-71.46149,42.46528,15.6,0,0/400x600@2x?access_token=pk.eyJ1Ijoiamltc2ciLCJhIjoiNDhhdHdCZyJ9.ZV92MDJEE14leO3JMm89Yw &gt;pacy.jpg" calcext:value-type="string">
            <text:p>wget -O - https://api.mapbox.com/styles/v1/jimsg/civ17sdex00l02io48dp99x1m/static/-71.46149,42.46528,15.6,0,0/400x600@2x?access_token=pk.eyJ1Ijoiamltc2ciLCJhIjoiNDhhdHdCZyJ9.ZV92MDJEE14leO3JMm89Yw &gt;pacy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5]&amp;&quot;,&quot;&amp;[.C15]&amp;&quot;,&quot;&amp;[.D15]&amp;&quot;,0,0/&quot;&amp;[.E15]&amp;&quot;x&quot;&amp;[.F15]&amp;&quot;@2x?access_token=pk.eyJ1Ijoiamltc2ciLCJhIjoiNDhhdHdCZyJ9.ZV92MDJEE14leO3JMm89Yw &gt;&quot;&amp;[.A15]" office:value-type="string" office:string-value="wget -O - https://api.mapbox.com/styles/v1/jimsg/civ17sdex00l02io48dp99x1m/static/-71.44035,42.45481,15.6,0,0/760x600@2x?access_token=pk.eyJ1Ijoiamltc2ciLCJhIjoiNDhhdHdCZyJ9.ZV92MDJEE14leO3JMm89Yw &gt;prattsbrook.jpg" calcext:value-type="string">
            <text:p>wget -O - https://api.mapbox.com/styles/v1/jimsg/civ17sdex00l02io48dp99x1m/static/-71.44035,42.45481,15.6,0,0/760x600@2x?access_token=pk.eyJ1Ijoiamltc2ciLCJhIjoiNDhhdHdCZyJ9.ZV92MDJEE14leO3JMm89Yw &gt;prattsbrook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6]&amp;&quot;,&quot;&amp;[.C16]&amp;&quot;,&quot;&amp;[.D16]&amp;&quot;,0,0/&quot;&amp;[.E16]&amp;&quot;x&quot;&amp;[.F16]&amp;&quot;@2x?access_token=pk.eyJ1Ijoiamltc2ciLCJhIjoiNDhhdHdCZyJ9.ZV92MDJEE14leO3JMm89Yw &gt;&quot;&amp;[.A16]" office:value-type="string" office:string-value="wget -O - https://api.mapbox.com/styles/v1/jimsg/civ17sdex00l02io48dp99x1m/static/-71.39793,42.5135,14.4,0,0/540x600@2x?access_token=pk.eyJ1Ijoiamltc2ciLCJhIjoiNDhhdHdCZyJ9.ZV92MDJEE14leO3JMm89Yw &gt;RobbinsMill.jpg" calcext:value-type="string">
            <text:p>wget -O - https://api.mapbox.com/styles/v1/jimsg/civ17sdex00l02io48dp99x1m/static/-71.39793,42.5135,14.4,0,0/540x600@2x?access_token=pk.eyJ1Ijoiamltc2ciLCJhIjoiNDhhdHdCZyJ9.ZV92MDJEE14leO3JMm89Yw &gt;RobbinsM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7]&amp;&quot;,&quot;&amp;[.C17]&amp;&quot;,&quot;&amp;[.D17]&amp;&quot;,0,0/&quot;&amp;[.E17]&amp;&quot;x&quot;&amp;[.F17]&amp;&quot;@2x?access_token=pk.eyJ1Ijoiamltc2ciLCJhIjoiNDhhdHdCZyJ9.ZV92MDJEE14leO3JMm89Yw &gt;&quot;&amp;[.A17]" office:value-type="string" office:string-value="wget -O - https://api.mapbox.com/styles/v1/jimsg/civ17sdex00l02io48dp99x1m/static/-71.40252,42.50172,14.1,0,0/370x600@2x?access_token=pk.eyJ1Ijoiamltc2ciLCJhIjoiNDhhdHdCZyJ9.ZV92MDJEE14leO3JMm89Yw &gt;SpringHill.jpg" calcext:value-type="string">
            <text:p>wget -O - https://api.mapbox.com/styles/v1/jimsg/civ17sdex00l02io48dp99x1m/static/-71.40252,42.50172,14.1,0,0/370x600@2x?access_token=pk.eyJ1Ijoiamltc2ciLCJhIjoiNDhhdHdCZyJ9.ZV92MDJEE14leO3JMm89Yw &gt;Spring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8]&amp;&quot;,&quot;&amp;[.C18]&amp;&quot;,&quot;&amp;[.D18]&amp;&quot;,0,0/&quot;&amp;[.E18]&amp;&quot;x&quot;&amp;[.F18]&amp;&quot;@2x?access_token=pk.eyJ1Ijoiamltc2ciLCJhIjoiNDhhdHdCZyJ9.ZV92MDJEE14leO3JMm89Yw &gt;&quot;&amp;[.A18]" office:value-type="string" office:string-value="wget -O - https://api.mapbox.com/styles/v1/jimsg/civ17sdex00l02io48dp99x1m/static/-71.4016,42.48533,15.1,0,0/440x600@2x?access_token=pk.eyJ1Ijoiamltc2ciLCJhIjoiNDhhdHdCZyJ9.ZV92MDJEE14leO3JMm89Yw &gt;stoneymeade.jpg" calcext:value-type="string">
            <text:p>wget -O - https://api.mapbox.com/styles/v1/jimsg/civ17sdex00l02io48dp99x1m/static/-71.4016,42.48533,15.1,0,0/440x600@2x?access_token=pk.eyJ1Ijoiamltc2ciLCJhIjoiNDhhdHdCZyJ9.ZV92MDJEE14leO3JMm89Yw &gt;stoneymead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19]&amp;&quot;,&quot;&amp;[.C19]&amp;&quot;,&quot;&amp;[.D19]&amp;&quot;,0,0/&quot;&amp;[.E19]&amp;&quot;x&quot;&amp;[.F19]&amp;&quot;@2x?access_token=pk.eyJ1Ijoiamltc2ciLCJhIjoiNDhhdHdCZyJ9.ZV92MDJEE14leO3JMm89Yw &gt;&quot;&amp;[.A19]" office:value-type="string" office:string-value="wget -O - https://api.mapbox.com/styles/v1/jimsg/civ17sdex00l02io48dp99x1m/static/-71.41679,42.47273,15.6,0,0/820x600@2x?access_token=pk.eyJ1Ijoiamltc2ciLCJhIjoiNDhhdHdCZyJ9.ZV92MDJEE14leO3JMm89Yw &gt;wetherbee.jpg" calcext:value-type="string">
            <text:p>wget -O - https://api.mapbox.com/styles/v1/jimsg/civ17sdex00l02io48dp99x1m/static/-71.41679,42.47273,15.6,0,0/820x600@2x?access_token=pk.eyJ1Ijoiamltc2ciLCJhIjoiNDhhdHdCZyJ9.ZV92MDJEE14leO3JMm89Yw &gt;wetherbe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0]&amp;&quot;,&quot;&amp;[.C20]&amp;&quot;,&quot;&amp;[.D20]&amp;&quot;,0,0/&quot;&amp;[.E20]&amp;&quot;x&quot;&amp;[.F20]&amp;&quot;@2x?access_token=pk.eyJ1Ijoiamltc2ciLCJhIjoiNDhhdHdCZyJ9.ZV92MDJEE14leO3JMm89Yw &gt;&quot;&amp;[.A20]" office:value-type="string" office:string-value="wget -O - https://api.mapbox.com/styles/v1/jimsg/civ17sdex00l02io48dp99x1m/static/-71.4196,42.51762,14.5,0,0/400x600@2x?access_token=pk.eyJ1Ijoiamltc2ciLCJhIjoiNDhhdHdCZyJ9.ZV92MDJEE14leO3JMm89Yw &gt;WillsHole.jpg" calcext:value-type="string">
            <text:p>wget -O - https://api.mapbox.com/styles/v1/jimsg/civ17sdex00l02io48dp99x1m/static/-71.4196,42.51762,14.5,0,0/400x600@2x?access_token=pk.eyJ1Ijoiamltc2ciLCJhIjoiNDhhdHdCZyJ9.ZV92MDJEE14leO3JMm89Yw &gt;WillsHol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1]&amp;&quot;,&quot;&amp;[.C21]&amp;&quot;,&quot;&amp;[.D21]&amp;&quot;,0,0/&quot;&amp;[.E21]&amp;&quot;x&quot;&amp;[.F21]&amp;&quot;@2x?access_token=pk.eyJ1Ijoiamltc2ciLCJhIjoiNDhhdHdCZyJ9.ZV92MDJEE14leO3JMm89Yw &gt;&quot;&amp;[.A21]" office:value-type="string" office:string-value="wget -O - https://api.mapbox.com/styles/v1/jimsg/civ17sdex00l02io48dp99x1m/static/-71.4779,42.47897,16.1,0,0/400x600@2x?access_token=pk.eyJ1Ijoiamltc2ciLCJhIjoiNDhhdHdCZyJ9.ZV92MDJEE14leO3JMm89Yw &gt;WrightHill.jpg" calcext:value-type="string">
            <text:p>wget -O - https://api.mapbox.com/styles/v1/jimsg/civ17sdex00l02io48dp99x1m/static/-71.4779,42.47897,16.1,0,0/400x600@2x?access_token=pk.eyJ1Ijoiamltc2ciLCJhIjoiNDhhdHdCZyJ9.ZV92MDJEE14leO3JMm89Yw &gt;WrightHill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2]&amp;&quot;,&quot;&amp;[.C22]&amp;&quot;,&quot;&amp;[.D22]&amp;&quot;,0,0/&quot;&amp;[.E22]&amp;&quot;x&quot;&amp;[.F22]&amp;&quot;@2x?access_token=pk.eyJ1Ijoiamltc2ciLCJhIjoiNDhhdHdCZyJ9.ZV92MDJEE14leO3JMm89Yw &gt;&quot;&amp;[.A22]" office:value-type="string" office:string-value="wget -O - https://api.mapbox.com/styles/v1/jimsg/civ17sdex00l02io48dp99x1m/static/-71.434487,42.501107,13,0,0/1280x1280@2x?access_token=pk.eyJ1Ijoiamltc2ciLCJhIjoiNDhhdHdCZyJ9.ZV92MDJEE14leO3JMm89Yw &gt;TownNE.jpg" calcext:value-type="string">
            <text:p>wget -O - https://api.mapbox.com/styles/v1/jimsg/civ17sdex00l02io48dp99x1m/static/-71.434487,42.501107,13,0,0/1280x1280@2x?access_token=pk.eyJ1Ijoiamltc2ciLCJhIjoiNDhhdHdCZyJ9.ZV92MDJEE14leO3JMm89Yw &gt;TownNE.jpg</text:p>
          </table:table-cell>
          <table:table-cell table:number-columns-repeated="13"/>
        </table:table-row>
        <table:table-row table:style-name="ro1">
          <table:table-cell table:formula="of:=&quot;wget -O - https://api.mapbox.com/styles/v1/jimsg/civ17sdex00l02io48dp99x1m/static/&quot;&amp;[.B23]&amp;&quot;,&quot;&amp;[.C23]&amp;&quot;,&quot;&amp;[.D23]&amp;&quot;,0,0/&quot;&amp;[.E23]&amp;&quot;x&quot;&amp;[.F23]&amp;&quot;@2x?access_token=pk.eyJ1Ijoiamltc2ciLCJhIjoiNDhhdHdCZyJ9.ZV92MDJEE14leO3JMm89Yw &gt;&quot;&amp;[.A23]" office:value-type="string" office:string-value="wget -O - https://api.mapbox.com/styles/v1/jimsg/civ17sdex00l02io48dp99x1m/static/-71.450327,42.4723195806452,13,0,0/1280x1280@2x?access_token=pk.eyJ1Ijoiamltc2ciLCJhIjoiNDhhdHdCZyJ9.ZV92MDJEE14leO3JMm89Yw &gt;TownSW.jpg" calcext:value-type="string">
            <text:p>wget -O - https://api.mapbox.com/styles/v1/jimsg/civ17sdex00l02io48dp99x1m/static/-71.450327,42.4723195806452,13,0,0/1280x1280@2x?access_token=pk.eyJ1Ijoiamltc2ciLCJhIjoiNDhhdHdCZyJ9.ZV92MDJEE14leO3JMm89Yw &gt;TownSW.jpg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Sheet1.A3:Sheet1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 style:data-style-name="N2" text:time-value="17:55:10.7308959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1:50:25.419088199</meta:creation-date>
    <dc:date>2018-10-16T20:15:02.386273101</dc:date>
    <meta:editing-duration>PT1H39M1S</meta:editing-duration>
    <meta:editing-cycles>5</meta:editing-cycles>
    <meta:generator>LibreOffice/5.1.6.2$Linux_X86_64 LibreOffice_project/10m0$Build-2</meta:generator>
    <meta:document-statistic meta:table-count="1" meta:cell-count="162" meta:object-count="0"/>
  </office:meta>
</office:document-meta>
</file>